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mp" table:style-name="ta1">
        <table:shapes>
          <draw:frame draw:z-index="0" draw:style-name="gr1" draw:text-style-name="P1" svg:width="6.2988in" svg:height="3.5429in" svg:x="7.1618in" svg:y="0.0394in">
            <draw:object draw:notify-on-update-of-ranges="temp.A2:temp.A1529 temp.B2:temp.B15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428" calcext:value-type="float">
            <text:p>84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28" calcext:value-type="float">
            <text:p>85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08" calcext:value-type="float">
            <text:p>86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628" calcext:value-type="float">
            <text:p>862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868" calcext:value-type="float">
            <text:p>886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968" calcext:value-type="float">
            <text:p>896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988" calcext:value-type="float">
            <text:p>898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128" calcext:value-type="float">
            <text:p>912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168" calcext:value-type="float">
            <text:p>916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188" calcext:value-type="float">
            <text:p>918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348" calcext:value-type="float">
            <text:p>93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9449" calcext:value-type="float">
            <text:p>944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9589" calcext:value-type="float">
            <text:p>958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9629" calcext:value-type="float">
            <text:p>962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9709" calcext:value-type="float">
            <text:p>970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729" calcext:value-type="float">
            <text:p>972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9769" calcext:value-type="float">
            <text:p>976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9789" calcext:value-type="float">
            <text:p>978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9809" calcext:value-type="float">
            <text:p>980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0269" calcext:value-type="float">
            <text:p>1026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0289" calcext:value-type="float">
            <text:p>10289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0349" calcext:value-type="float">
            <text:p>1034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0369" calcext:value-type="float">
            <text:p>1036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0389" calcext:value-type="float">
            <text:p>10389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0430" calcext:value-type="float">
            <text:p>1043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0470" calcext:value-type="float">
            <text:p>1047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0570" calcext:value-type="float">
            <text:p>1057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0670" calcext:value-type="float">
            <text:p>1067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710" calcext:value-type="float">
            <text:p>1071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0770" calcext:value-type="float">
            <text:p>1077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830" calcext:value-type="float">
            <text:p>1083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10990" calcext:value-type="float">
            <text:p>1099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1030" calcext:value-type="float">
            <text:p>1103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1130" calcext:value-type="float">
            <text:p>1113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230" calcext:value-type="float">
            <text:p>1123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1390" calcext:value-type="float">
            <text:p>1139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1431" calcext:value-type="float">
            <text:p>1143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591" calcext:value-type="float">
            <text:p>11591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611" calcext:value-type="float">
            <text:p>11611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631" calcext:value-type="float">
            <text:p>11631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671" calcext:value-type="float">
            <text:p>11671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1691" calcext:value-type="float">
            <text:p>11691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1711" calcext:value-type="float">
            <text:p>11711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1771" calcext:value-type="float">
            <text:p>11771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1791" calcext:value-type="float">
            <text:p>11791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1811" calcext:value-type="float">
            <text:p>11811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1831" calcext:value-type="float">
            <text:p>11831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1851" calcext:value-type="float">
            <text:p>11851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1871" calcext:value-type="float">
            <text:p>11871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1891" calcext:value-type="float">
            <text:p>11891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1911" calcext:value-type="float">
            <text:p>1191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1931" calcext:value-type="float">
            <text:p>11931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1951" calcext:value-type="float">
            <text:p>11951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1971" calcext:value-type="float">
            <text:p>11971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1991" calcext:value-type="float">
            <text:p>11991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2011" calcext:value-type="float">
            <text:p>12011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2031" calcext:value-type="float">
            <text:p>12031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2051" calcext:value-type="float">
            <text:p>12051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12071" calcext:value-type="float">
            <text:p>12071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12091" calcext:value-type="float">
            <text:p>12091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2171" calcext:value-type="float">
            <text:p>12171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12191" calcext:value-type="float">
            <text:p>12191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2271" calcext:value-type="float">
            <text:p>12271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2291" calcext:value-type="float">
            <text:p>12291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2311" calcext:value-type="float">
            <text:p>1231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2331" calcext:value-type="float">
            <text:p>12331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2371" calcext:value-type="float">
            <text:p>12371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12391" calcext:value-type="float">
            <text:p>1239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2412" calcext:value-type="float">
            <text:p>1241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2432" calcext:value-type="float">
            <text:p>1243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2452" calcext:value-type="float">
            <text:p>1245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2472" calcext:value-type="float">
            <text:p>12472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12492" calcext:value-type="float">
            <text:p>1249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2552" calcext:value-type="float">
            <text:p>12552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2572" calcext:value-type="float">
            <text:p>1257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2592" calcext:value-type="float">
            <text:p>12592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2612" calcext:value-type="float">
            <text:p>12612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2672" calcext:value-type="float">
            <text:p>12672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2692" calcext:value-type="float">
            <text:p>12692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2712" calcext:value-type="float">
            <text:p>1271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12732" calcext:value-type="float">
            <text:p>1273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2752" calcext:value-type="float">
            <text:p>12752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2772" calcext:value-type="float">
            <text:p>1277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2792" calcext:value-type="float">
            <text:p>1279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2812" calcext:value-type="float">
            <text:p>12812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2852" calcext:value-type="float">
            <text:p>12852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2872" calcext:value-type="float">
            <text:p>12872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12892" calcext:value-type="float">
            <text:p>12892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2912" calcext:value-type="float">
            <text:p>12912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2932" calcext:value-type="float">
            <text:p>12932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2952" calcext:value-type="float">
            <text:p>12952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12972" calcext:value-type="float">
            <text:p>12972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2992" calcext:value-type="float">
            <text:p>12992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13012" calcext:value-type="float">
            <text:p>1301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3032" calcext:value-type="float">
            <text:p>13032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3092" calcext:value-type="float">
            <text:p>13092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13172" calcext:value-type="float">
            <text:p>13172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13272" calcext:value-type="float">
            <text:p>13272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13292" calcext:value-type="float">
            <text:p>13292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13352" calcext:value-type="float">
            <text:p>13352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3372" calcext:value-type="float">
            <text:p>13372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3392" calcext:value-type="float">
            <text:p>13392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3413" calcext:value-type="float">
            <text:p>13413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3433" calcext:value-type="float">
            <text:p>13433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13453" calcext:value-type="float">
            <text:p>13453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3473" calcext:value-type="float">
            <text:p>13473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493" calcext:value-type="float">
            <text:p>13493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13513" calcext:value-type="float">
            <text:p>13513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3533" calcext:value-type="float">
            <text:p>13533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13553" calcext:value-type="float">
            <text:p>13553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13573" calcext:value-type="float">
            <text:p>13573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3593" calcext:value-type="float">
            <text:p>13593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13613" calcext:value-type="float">
            <text:p>13613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3653" calcext:value-type="float">
            <text:p>13653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3673" calcext:value-type="float">
            <text:p>13673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13713" calcext:value-type="float">
            <text:p>13713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13733" calcext:value-type="float">
            <text:p>13733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13753" calcext:value-type="float">
            <text:p>13753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13773" calcext:value-type="float">
            <text:p>13773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3793" calcext:value-type="float">
            <text:p>13793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3813" calcext:value-type="float">
            <text:p>13813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3833" calcext:value-type="float">
            <text:p>1383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3853" calcext:value-type="float">
            <text:p>13853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3873" calcext:value-type="float">
            <text:p>13873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3893" calcext:value-type="float">
            <text:p>13893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3913" calcext:value-type="float">
            <text:p>13913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13953" calcext:value-type="float">
            <text:p>1395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3973" calcext:value-type="float">
            <text:p>13973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4013" calcext:value-type="float">
            <text:p>1401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4033" calcext:value-type="float">
            <text:p>14033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4093" calcext:value-type="float">
            <text:p>1409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14173" calcext:value-type="float">
            <text:p>1417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4193" calcext:value-type="float">
            <text:p>1419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4213" calcext:value-type="float">
            <text:p>1421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4233" calcext:value-type="float">
            <text:p>14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4273" calcext:value-type="float">
            <text:p>14273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4293" calcext:value-type="float">
            <text:p>1429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4373" calcext:value-type="float">
            <text:p>14373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4393" calcext:value-type="float">
            <text:p>14393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14474" calcext:value-type="float">
            <text:p>14474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14494" calcext:value-type="float">
            <text:p>14494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4554" calcext:value-type="float">
            <text:p>14554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14574" calcext:value-type="float">
            <text:p>14574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14594" calcext:value-type="float">
            <text:p>14594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4634" calcext:value-type="float">
            <text:p>14634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4674" calcext:value-type="float">
            <text:p>14674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4714" calcext:value-type="float">
            <text:p>1471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14734" calcext:value-type="float">
            <text:p>14734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14754" calcext:value-type="float">
            <text:p>14754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14794" calcext:value-type="float">
            <text:p>14794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14814" calcext:value-type="float">
            <text:p>14814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14834" calcext:value-type="float">
            <text:p>14834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4854" calcext:value-type="float">
            <text:p>1485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14874" calcext:value-type="float">
            <text:p>14874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14894" calcext:value-type="float">
            <text:p>14894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4914" calcext:value-type="float">
            <text:p>14914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4934" calcext:value-type="float">
            <text:p>14934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14954" calcext:value-type="float">
            <text:p>1495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14974" calcext:value-type="float">
            <text:p>14974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14994" calcext:value-type="float">
            <text:p>14994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15074" calcext:value-type="float">
            <text:p>15074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5094" calcext:value-type="float">
            <text:p>15094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15134" calcext:value-type="float">
            <text:p>15134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15174" calcext:value-type="float">
            <text:p>15174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15194" calcext:value-type="float">
            <text:p>15194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15214" calcext:value-type="float">
            <text:p>15214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15234" calcext:value-type="float">
            <text:p>15234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15254" calcext:value-type="float">
            <text:p>15254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5274" calcext:value-type="float">
            <text:p>15274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15294" calcext:value-type="float">
            <text:p>15294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5314" calcext:value-type="float">
            <text:p>15314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5354" calcext:value-type="float">
            <text:p>15354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15374" calcext:value-type="float">
            <text:p>15374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15394" calcext:value-type="float">
            <text:p>15394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5414" calcext:value-type="float">
            <text:p>15414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15535" calcext:value-type="float">
            <text:p>1553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5575" calcext:value-type="float">
            <text:p>15575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15595" calcext:value-type="float">
            <text:p>15595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15615" calcext:value-type="float">
            <text:p>15615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15635" calcext:value-type="float">
            <text:p>15635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15675" calcext:value-type="float">
            <text:p>15675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15695" calcext:value-type="float">
            <text:p>15695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5775" calcext:value-type="float">
            <text:p>15775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15795" calcext:value-type="float">
            <text:p>15795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15815" calcext:value-type="float">
            <text:p>15815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15835" calcext:value-type="float">
            <text:p>15835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5855" calcext:value-type="float">
            <text:p>15855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5875" calcext:value-type="float">
            <text:p>15875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15895" calcext:value-type="float">
            <text:p>15895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15915" calcext:value-type="float">
            <text:p>15915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15935" calcext:value-type="float">
            <text:p>15935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15955" calcext:value-type="float">
            <text:p>15955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15975" calcext:value-type="float">
            <text:p>15975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15995" calcext:value-type="float">
            <text:p>15995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6015" calcext:value-type="float">
            <text:p>16015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6035" calcext:value-type="float">
            <text:p>16035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16055" calcext:value-type="float">
            <text:p>16055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16075" calcext:value-type="float">
            <text:p>16075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16095" calcext:value-type="float">
            <text:p>16095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6135" calcext:value-type="float">
            <text:p>16135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16155" calcext:value-type="float">
            <text:p>16155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16175" calcext:value-type="float">
            <text:p>16175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16215" calcext:value-type="float">
            <text:p>1621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16235" calcext:value-type="float">
            <text:p>16235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6255" calcext:value-type="float">
            <text:p>16255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6275" calcext:value-type="float">
            <text:p>16275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16295" calcext:value-type="float">
            <text:p>16295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16335" calcext:value-type="float">
            <text:p>16335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6355" calcext:value-type="float">
            <text:p>16355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16376" calcext:value-type="float">
            <text:p>16376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16396" calcext:value-type="float">
            <text:p>16396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6416" calcext:value-type="float">
            <text:p>16416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16436" calcext:value-type="float">
            <text:p>16436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16456" calcext:value-type="float">
            <text:p>16456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6476" calcext:value-type="float">
            <text:p>16476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16496" calcext:value-type="float">
            <text:p>16496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6516" calcext:value-type="float">
            <text:p>1651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16556" calcext:value-type="float">
            <text:p>16556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16576" calcext:value-type="float">
            <text:p>16576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16596" calcext:value-type="float">
            <text:p>16596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16636" calcext:value-type="float">
            <text:p>16636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16656" calcext:value-type="float">
            <text:p>16656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16676" calcext:value-type="float">
            <text:p>16676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16696" calcext:value-type="float">
            <text:p>16696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16716" calcext:value-type="float">
            <text:p>16716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16736" calcext:value-type="float">
            <text:p>16736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16756" calcext:value-type="float">
            <text:p>1675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16776" calcext:value-type="float">
            <text:p>16776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16796" calcext:value-type="float">
            <text:p>16796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16816" calcext:value-type="float">
            <text:p>16816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16836" calcext:value-type="float">
            <text:p>16836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16856" calcext:value-type="float">
            <text:p>1685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16876" calcext:value-type="float">
            <text:p>16876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16916" calcext:value-type="float">
            <text:p>16916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16936" calcext:value-type="float">
            <text:p>16936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16956" calcext:value-type="float">
            <text:p>16956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16976" calcext:value-type="float">
            <text:p>16976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16996" calcext:value-type="float">
            <text:p>16996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17016" calcext:value-type="float">
            <text:p>17016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17036" calcext:value-type="float">
            <text:p>17036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17056" calcext:value-type="float">
            <text:p>17056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17076" calcext:value-type="float">
            <text:p>17076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17096" calcext:value-type="float">
            <text:p>17096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17116" calcext:value-type="float">
            <text:p>17116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17136" calcext:value-type="float">
            <text:p>17136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17156" calcext:value-type="float">
            <text:p>17156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17176" calcext:value-type="float">
            <text:p>17176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17196" calcext:value-type="float">
            <text:p>17196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7236" calcext:value-type="float">
            <text:p>17236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7256" calcext:value-type="float">
            <text:p>17256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17276" calcext:value-type="float">
            <text:p>17276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17296" calcext:value-type="float">
            <text:p>17296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17316" calcext:value-type="float">
            <text:p>17316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17336" calcext:value-type="float">
            <text:p>17336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17356" calcext:value-type="float">
            <text:p>17356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17376" calcext:value-type="float">
            <text:p>17376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17396" calcext:value-type="float">
            <text:p>17396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7417" calcext:value-type="float">
            <text:p>17417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7437" calcext:value-type="float">
            <text:p>17437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17457" calcext:value-type="float">
            <text:p>17457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17477" calcext:value-type="float">
            <text:p>17477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7497" calcext:value-type="float">
            <text:p>17497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17517" calcext:value-type="float">
            <text:p>17517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17537" calcext:value-type="float">
            <text:p>17537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17557" calcext:value-type="float">
            <text:p>17557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7577" calcext:value-type="float">
            <text:p>17577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17597" calcext:value-type="float">
            <text:p>17597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17617" calcext:value-type="float">
            <text:p>17617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7637" calcext:value-type="float">
            <text:p>17637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7657" calcext:value-type="float">
            <text:p>17657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17677" calcext:value-type="float">
            <text:p>17677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7697" calcext:value-type="float">
            <text:p>17697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7717" calcext:value-type="float">
            <text:p>17717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7737" calcext:value-type="float">
            <text:p>17737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17757" calcext:value-type="float">
            <text:p>17757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7777" calcext:value-type="float">
            <text:p>17777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17797" calcext:value-type="float">
            <text:p>17797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17817" calcext:value-type="float">
            <text:p>17817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17837" calcext:value-type="float">
            <text:p>17837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17857" calcext:value-type="float">
            <text:p>17857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17877" calcext:value-type="float">
            <text:p>17877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17897" calcext:value-type="float">
            <text:p>17897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17917" calcext:value-type="float">
            <text:p>17917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17937" calcext:value-type="float">
            <text:p>17937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17957" calcext:value-type="float">
            <text:p>17957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7977" calcext:value-type="float">
            <text:p>17977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7997" calcext:value-type="float">
            <text:p>17997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18017" calcext:value-type="float">
            <text:p>18017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18037" calcext:value-type="float">
            <text:p>18037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18057" calcext:value-type="float">
            <text:p>18057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18077" calcext:value-type="float">
            <text:p>18077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8097" calcext:value-type="float">
            <text:p>18097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18117" calcext:value-type="float">
            <text:p>18117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18137" calcext:value-type="float">
            <text:p>18137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18157" calcext:value-type="float">
            <text:p>18157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18197" calcext:value-type="float">
            <text:p>18197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18217" calcext:value-type="float">
            <text:p>18217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18237" calcext:value-type="float">
            <text:p>18237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18257" calcext:value-type="float">
            <text:p>18257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18277" calcext:value-type="float">
            <text:p>18277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18297" calcext:value-type="float">
            <text:p>18297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18317" calcext:value-type="float">
            <text:p>18317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18337" calcext:value-type="float">
            <text:p>18337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18357" calcext:value-type="float">
            <text:p>18357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18377" calcext:value-type="float">
            <text:p>18377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8397" calcext:value-type="float">
            <text:p>18397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8417" calcext:value-type="float">
            <text:p>18417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18438" calcext:value-type="float">
            <text:p>18438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18458" calcext:value-type="float">
            <text:p>18458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18478" calcext:value-type="float">
            <text:p>18478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18498" calcext:value-type="float">
            <text:p>18498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18518" calcext:value-type="float">
            <text:p>18518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18538" calcext:value-type="float">
            <text:p>18538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18558" calcext:value-type="float">
            <text:p>18558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18578" calcext:value-type="float">
            <text:p>18578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18598" calcext:value-type="float">
            <text:p>18598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18618" calcext:value-type="float">
            <text:p>18618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18638" calcext:value-type="float">
            <text:p>18638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18658" calcext:value-type="float">
            <text:p>18658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18678" calcext:value-type="float">
            <text:p>18678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18698" calcext:value-type="float">
            <text:p>18698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8718" calcext:value-type="float">
            <text:p>18718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18738" calcext:value-type="float">
            <text:p>18738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18758" calcext:value-type="float">
            <text:p>18758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18778" calcext:value-type="float">
            <text:p>18778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18798" calcext:value-type="float">
            <text:p>18798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18818" calcext:value-type="float">
            <text:p>18818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18838" calcext:value-type="float">
            <text:p>18838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18858" calcext:value-type="float">
            <text:p>18858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18878" calcext:value-type="float">
            <text:p>18878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18898" calcext:value-type="float">
            <text:p>18898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18918" calcext:value-type="float">
            <text:p>18918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18938" calcext:value-type="float">
            <text:p>18938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18958" calcext:value-type="float">
            <text:p>18958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18978" calcext:value-type="float">
            <text:p>18978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18998" calcext:value-type="float">
            <text:p>18998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19018" calcext:value-type="float">
            <text:p>19018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19038" calcext:value-type="float">
            <text:p>19038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19058" calcext:value-type="float">
            <text:p>19058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19078" calcext:value-type="float">
            <text:p>19078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19098" calcext:value-type="float">
            <text:p>19098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9118" calcext:value-type="float">
            <text:p>19118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9138" calcext:value-type="float">
            <text:p>19138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19158" calcext:value-type="float">
            <text:p>19158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19178" calcext:value-type="float">
            <text:p>19178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19198" calcext:value-type="float">
            <text:p>19198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9218" calcext:value-type="float">
            <text:p>19218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9238" calcext:value-type="float">
            <text:p>19238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9258" calcext:value-type="float">
            <text:p>19258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9278" calcext:value-type="float">
            <text:p>19278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19298" calcext:value-type="float">
            <text:p>19298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19318" calcext:value-type="float">
            <text:p>19318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19338" calcext:value-type="float">
            <text:p>19338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19358" calcext:value-type="float">
            <text:p>19358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19378" calcext:value-type="float">
            <text:p>19378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19398" calcext:value-type="float">
            <text:p>19398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19418" calcext:value-type="float">
            <text:p>19418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19439" calcext:value-type="float">
            <text:p>19439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19459" calcext:value-type="float">
            <text:p>19459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19479" calcext:value-type="float">
            <text:p>19479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19499" calcext:value-type="float">
            <text:p>19499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19519" calcext:value-type="float">
            <text:p>1951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539" calcext:value-type="float">
            <text:p>1953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559" calcext:value-type="float">
            <text:p>1955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579" calcext:value-type="float">
            <text:p>1957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599" calcext:value-type="float">
            <text:p>1959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619" calcext:value-type="float">
            <text:p>1961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639" calcext:value-type="float">
            <text:p>1963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659" calcext:value-type="float">
            <text:p>1965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679" calcext:value-type="float">
            <text:p>1967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699" calcext:value-type="float">
            <text:p>1969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719" calcext:value-type="float">
            <text:p>1971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739" calcext:value-type="float">
            <text:p>1973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759" calcext:value-type="float">
            <text:p>1975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779" calcext:value-type="float">
            <text:p>1977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799" calcext:value-type="float">
            <text:p>1979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819" calcext:value-type="float">
            <text:p>1981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839" calcext:value-type="float">
            <text:p>1983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859" calcext:value-type="float">
            <text:p>1985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879" calcext:value-type="float">
            <text:p>1987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899" calcext:value-type="float">
            <text:p>1989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919" calcext:value-type="float">
            <text:p>1991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939" calcext:value-type="float">
            <text:p>1993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959" calcext:value-type="float">
            <text:p>1995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979" calcext:value-type="float">
            <text:p>1997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0039" calcext:value-type="float">
            <text:p>2003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0059" calcext:value-type="float">
            <text:p>2005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0079" calcext:value-type="float">
            <text:p>2007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0099" calcext:value-type="float">
            <text:p>2009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20199" calcext:value-type="float">
            <text:p>20199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0239" calcext:value-type="float">
            <text:p>20239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20279" calcext:value-type="float">
            <text:p>20279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0440" calcext:value-type="float">
            <text:p>20440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20460" calcext:value-type="float">
            <text:p>20460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20520" calcext:value-type="float">
            <text:p>2052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0540" calcext:value-type="float">
            <text:p>20540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20560" calcext:value-type="float">
            <text:p>20560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20580" calcext:value-type="float">
            <text:p>20580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20620" calcext:value-type="float">
            <text:p>20620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20640" calcext:value-type="float">
            <text:p>20640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20660" calcext:value-type="float">
            <text:p>2066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20680" calcext:value-type="float">
            <text:p>20680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0720" calcext:value-type="float">
            <text:p>20720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0740" calcext:value-type="float">
            <text:p>20740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20760" calcext:value-type="float">
            <text:p>20760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0780" calcext:value-type="float">
            <text:p>20780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0820" calcext:value-type="float">
            <text:p>20820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0840" calcext:value-type="float">
            <text:p>20840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0860" calcext:value-type="float">
            <text:p>20860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0880" calcext:value-type="float">
            <text:p>20880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20940" calcext:value-type="float">
            <text:p>20940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20960" calcext:value-type="float">
            <text:p>20960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20980" calcext:value-type="float">
            <text:p>20980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21080" calcext:value-type="float">
            <text:p>21080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21140" calcext:value-type="float">
            <text:p>21140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21240" calcext:value-type="float">
            <text:p>21240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21260" calcext:value-type="float">
            <text:p>21260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1280" calcext:value-type="float">
            <text:p>2128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21320" calcext:value-type="float">
            <text:p>21320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1341" calcext:value-type="float">
            <text:p>21341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21360" calcext:value-type="float">
            <text:p>21360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21381" calcext:value-type="float">
            <text:p>21381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1401" calcext:value-type="float">
            <text:p>21401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1421" calcext:value-type="float">
            <text:p>21421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21441" calcext:value-type="float">
            <text:p>21441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21461" calcext:value-type="float">
            <text:p>21461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21481" calcext:value-type="float">
            <text:p>21481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21501" calcext:value-type="float">
            <text:p>21501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21541" calcext:value-type="float">
            <text:p>21541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21581" calcext:value-type="float">
            <text:p>2158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21601" calcext:value-type="float">
            <text:p>21601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21641" calcext:value-type="float">
            <text:p>21641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21661" calcext:value-type="float">
            <text:p>21661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1681" calcext:value-type="float">
            <text:p>21681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21701" calcext:value-type="float">
            <text:p>21701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21721" calcext:value-type="float">
            <text:p>21721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21741" calcext:value-type="float">
            <text:p>21741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21761" calcext:value-type="float">
            <text:p>21761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21781" calcext:value-type="float">
            <text:p>21781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21801" calcext:value-type="float">
            <text:p>21801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21821" calcext:value-type="float">
            <text:p>21821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21841" calcext:value-type="float">
            <text:p>21841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21861" calcext:value-type="float">
            <text:p>21861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21881" calcext:value-type="float">
            <text:p>21881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21901" calcext:value-type="float">
            <text:p>21901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21921" calcext:value-type="float">
            <text:p>21921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21941" calcext:value-type="float">
            <text:p>21941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1961" calcext:value-type="float">
            <text:p>21961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21981" calcext:value-type="float">
            <text:p>21981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22021" calcext:value-type="float">
            <text:p>22021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2041" calcext:value-type="float">
            <text:p>22041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22061" calcext:value-type="float">
            <text:p>22061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22081" calcext:value-type="float">
            <text:p>22081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22121" calcext:value-type="float">
            <text:p>22121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22141" calcext:value-type="float">
            <text:p>22141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22161" calcext:value-type="float">
            <text:p>22161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22181" calcext:value-type="float">
            <text:p>22181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22201" calcext:value-type="float">
            <text:p>22201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22241" calcext:value-type="float">
            <text:p>22241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22261" calcext:value-type="float">
            <text:p>22261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2281" calcext:value-type="float">
            <text:p>22281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22301" calcext:value-type="float">
            <text:p>22301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2321" calcext:value-type="float">
            <text:p>22321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2341" calcext:value-type="float">
            <text:p>22341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22381" calcext:value-type="float">
            <text:p>22381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2401" calcext:value-type="float">
            <text:p>2240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22421" calcext:value-type="float">
            <text:p>22421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22462" calcext:value-type="float">
            <text:p>22462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2502" calcext:value-type="float">
            <text:p>22502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22542" calcext:value-type="float">
            <text:p>22542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22562" calcext:value-type="float">
            <text:p>22562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22582" calcext:value-type="float">
            <text:p>22582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22642" calcext:value-type="float">
            <text:p>22642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22662" calcext:value-type="float">
            <text:p>22662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22682" calcext:value-type="float">
            <text:p>22682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22702" calcext:value-type="float">
            <text:p>22702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22722" calcext:value-type="float">
            <text:p>22722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22742" calcext:value-type="float">
            <text:p>22742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22762" calcext:value-type="float">
            <text:p>22762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22782" calcext:value-type="float">
            <text:p>22782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22802" calcext:value-type="float">
            <text:p>22802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22822" calcext:value-type="float">
            <text:p>22822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22842" calcext:value-type="float">
            <text:p>22842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22862" calcext:value-type="float">
            <text:p>22862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22882" calcext:value-type="float">
            <text:p>22882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22902" calcext:value-type="float">
            <text:p>22902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22922" calcext:value-type="float">
            <text:p>22922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22942" calcext:value-type="float">
            <text:p>22942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22962" calcext:value-type="float">
            <text:p>22962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22982" calcext:value-type="float">
            <text:p>22982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23002" calcext:value-type="float">
            <text:p>23002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23022" calcext:value-type="float">
            <text:p>23022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3042" calcext:value-type="float">
            <text:p>23042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23062" calcext:value-type="float">
            <text:p>23062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23082" calcext:value-type="float">
            <text:p>23082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23102" calcext:value-type="float">
            <text:p>23102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23122" calcext:value-type="float">
            <text:p>23122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23142" calcext:value-type="float">
            <text:p>23142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23162" calcext:value-type="float">
            <text:p>23162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23182" calcext:value-type="float">
            <text:p>23182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23202" calcext:value-type="float">
            <text:p>23202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23222" calcext:value-type="float">
            <text:p>23222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23242" calcext:value-type="float">
            <text:p>23242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23262" calcext:value-type="float">
            <text:p>23262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23282" calcext:value-type="float">
            <text:p>23282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23302" calcext:value-type="float">
            <text:p>23302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23342" calcext:value-type="float">
            <text:p>23342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23362" calcext:value-type="float">
            <text:p>23362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23382" calcext:value-type="float">
            <text:p>23382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23402" calcext:value-type="float">
            <text:p>23402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23423" calcext:value-type="float">
            <text:p>23423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23443" calcext:value-type="float">
            <text:p>23443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23463" calcext:value-type="float">
            <text:p>23463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23483" calcext:value-type="float">
            <text:p>23483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23503" calcext:value-type="float">
            <text:p>23503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23523" calcext:value-type="float">
            <text:p>23523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23543" calcext:value-type="float">
            <text:p>23543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23563" calcext:value-type="float">
            <text:p>23563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23583" calcext:value-type="float">
            <text:p>23583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23603" calcext:value-type="float">
            <text:p>23603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23623" calcext:value-type="float">
            <text:p>23623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23643" calcext:value-type="float">
            <text:p>23643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23663" calcext:value-type="float">
            <text:p>23663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23683" calcext:value-type="float">
            <text:p>23683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23703" calcext:value-type="float">
            <text:p>23703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23723" calcext:value-type="float">
            <text:p>23723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3743" calcext:value-type="float">
            <text:p>23743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23763" calcext:value-type="float">
            <text:p>23763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23783" calcext:value-type="float">
            <text:p>23783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3803" calcext:value-type="float">
            <text:p>23803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23823" calcext:value-type="float">
            <text:p>23823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23843" calcext:value-type="float">
            <text:p>23843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23863" calcext:value-type="float">
            <text:p>2386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23883" calcext:value-type="float">
            <text:p>23883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23903" calcext:value-type="float">
            <text:p>23903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23923" calcext:value-type="float">
            <text:p>23923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23943" calcext:value-type="float">
            <text:p>23943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23963" calcext:value-type="float">
            <text:p>23963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23983" calcext:value-type="float">
            <text:p>23983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24003" calcext:value-type="float">
            <text:p>24003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24023" calcext:value-type="float">
            <text:p>24023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24043" calcext:value-type="float">
            <text:p>24043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24063" calcext:value-type="float">
            <text:p>24063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4083" calcext:value-type="float">
            <text:p>24083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24103" calcext:value-type="float">
            <text:p>24103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4123" calcext:value-type="float">
            <text:p>24123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4143" calcext:value-type="float">
            <text:p>24143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4163" calcext:value-type="float">
            <text:p>24163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4183" calcext:value-type="float">
            <text:p>24183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24203" calcext:value-type="float">
            <text:p>2420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24223" calcext:value-type="float">
            <text:p>24223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24243" calcext:value-type="float">
            <text:p>24243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24263" calcext:value-type="float">
            <text:p>24263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24283" calcext:value-type="float">
            <text:p>24283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24303" calcext:value-type="float">
            <text:p>24303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24323" calcext:value-type="float">
            <text:p>24323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24363" calcext:value-type="float">
            <text:p>24363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24383" calcext:value-type="float">
            <text:p>24383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24403" calcext:value-type="float">
            <text:p>24403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24444" calcext:value-type="float">
            <text:p>24444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24484" calcext:value-type="float">
            <text:p>24484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24504" calcext:value-type="float">
            <text:p>2450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24524" calcext:value-type="float">
            <text:p>24524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24544" calcext:value-type="float">
            <text:p>24544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24564" calcext:value-type="float">
            <text:p>24564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24584" calcext:value-type="float">
            <text:p>24584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24604" calcext:value-type="float">
            <text:p>24604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24644" calcext:value-type="float">
            <text:p>24644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24664" calcext:value-type="float">
            <text:p>24664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24684" calcext:value-type="float">
            <text:p>2468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24704" calcext:value-type="float">
            <text:p>2470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24724" calcext:value-type="float">
            <text:p>24724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24744" calcext:value-type="float">
            <text:p>24744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24764" calcext:value-type="float">
            <text:p>2476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4784" calcext:value-type="float">
            <text:p>24784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24804" calcext:value-type="float">
            <text:p>24804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24824" calcext:value-type="float">
            <text:p>24824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24844" calcext:value-type="float">
            <text:p>24844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24864" calcext:value-type="float">
            <text:p>24864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24884" calcext:value-type="float">
            <text:p>24884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24904" calcext:value-type="float">
            <text:p>24904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24924" calcext:value-type="float">
            <text:p>24924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24944" calcext:value-type="float">
            <text:p>24944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24964" calcext:value-type="float">
            <text:p>24964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24984" calcext:value-type="float">
            <text:p>24984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25004" calcext:value-type="float">
            <text:p>25004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25024" calcext:value-type="float">
            <text:p>25024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5044" calcext:value-type="float">
            <text:p>25044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25064" calcext:value-type="float">
            <text:p>25064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25084" calcext:value-type="float">
            <text:p>25084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25104" calcext:value-type="float">
            <text:p>25104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25124" calcext:value-type="float">
            <text:p>25124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25144" calcext:value-type="float">
            <text:p>25144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25184" calcext:value-type="float">
            <text:p>25184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25204" calcext:value-type="float">
            <text:p>25204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25224" calcext:value-type="float">
            <text:p>25224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25264" calcext:value-type="float">
            <text:p>25264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25284" calcext:value-type="float">
            <text:p>25284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25304" calcext:value-type="float">
            <text:p>25304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25324" calcext:value-type="float">
            <text:p>25324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5364" calcext:value-type="float">
            <text:p>25364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5384" calcext:value-type="float">
            <text:p>25384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5404" calcext:value-type="float">
            <text:p>25404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5425" calcext:value-type="float">
            <text:p>25425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5445" calcext:value-type="float">
            <text:p>2544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465" calcext:value-type="float">
            <text:p>2546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485" calcext:value-type="float">
            <text:p>2548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505" calcext:value-type="float">
            <text:p>2550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525" calcext:value-type="float">
            <text:p>2552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545" calcext:value-type="float">
            <text:p>2554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565" calcext:value-type="float">
            <text:p>2556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585" calcext:value-type="float">
            <text:p>25585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5605" calcext:value-type="float">
            <text:p>2560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625" calcext:value-type="float">
            <text:p>2562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665" calcext:value-type="float">
            <text:p>25665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5685" calcext:value-type="float">
            <text:p>25685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5705" calcext:value-type="float">
            <text:p>25705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5725" calcext:value-type="float">
            <text:p>25725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5745" calcext:value-type="float">
            <text:p>25745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25765" calcext:value-type="float">
            <text:p>25765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25785" calcext:value-type="float">
            <text:p>25785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25805" calcext:value-type="float">
            <text:p>25805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25825" calcext:value-type="float">
            <text:p>25825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25845" calcext:value-type="float">
            <text:p>25845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25865" calcext:value-type="float">
            <text:p>25865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25885" calcext:value-type="float">
            <text:p>25885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25905" calcext:value-type="float">
            <text:p>25905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25925" calcext:value-type="float">
            <text:p>25925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25945" calcext:value-type="float">
            <text:p>25945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5965" calcext:value-type="float">
            <text:p>25965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25985" calcext:value-type="float">
            <text:p>25985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26005" calcext:value-type="float">
            <text:p>26005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26025" calcext:value-type="float">
            <text:p>26025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26045" calcext:value-type="float">
            <text:p>26045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26065" calcext:value-type="float">
            <text:p>26065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26085" calcext:value-type="float">
            <text:p>26085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26105" calcext:value-type="float">
            <text:p>26105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26125" calcext:value-type="float">
            <text:p>2612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26145" calcext:value-type="float">
            <text:p>26145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26165" calcext:value-type="float">
            <text:p>26165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26185" calcext:value-type="float">
            <text:p>26185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26205" calcext:value-type="float">
            <text:p>26205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26225" calcext:value-type="float">
            <text:p>26225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26245" calcext:value-type="float">
            <text:p>26245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26265" calcext:value-type="float">
            <text:p>26265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26285" calcext:value-type="float">
            <text:p>26285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26305" calcext:value-type="float">
            <text:p>26305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26325" calcext:value-type="float">
            <text:p>26325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6346" calcext:value-type="float">
            <text:p>26346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26366" calcext:value-type="float">
            <text:p>26366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26385" calcext:value-type="float">
            <text:p>26385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26406" calcext:value-type="float">
            <text:p>26406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26446" calcext:value-type="float">
            <text:p>26446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26466" calcext:value-type="float">
            <text:p>26466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26486" calcext:value-type="float">
            <text:p>26486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26506" calcext:value-type="float">
            <text:p>26506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26526" calcext:value-type="float">
            <text:p>26526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26546" calcext:value-type="float">
            <text:p>26546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26566" calcext:value-type="float">
            <text:p>26566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6586" calcext:value-type="float">
            <text:p>26586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6606" calcext:value-type="float">
            <text:p>26606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26626" calcext:value-type="float">
            <text:p>26626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6646" calcext:value-type="float">
            <text:p>26646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26666" calcext:value-type="float">
            <text:p>26666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26686" calcext:value-type="float">
            <text:p>26686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26706" calcext:value-type="float">
            <text:p>26706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26726" calcext:value-type="float">
            <text:p>26726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26746" calcext:value-type="float">
            <text:p>26746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26766" calcext:value-type="float">
            <text:p>26766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26786" calcext:value-type="float">
            <text:p>26786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6806" calcext:value-type="float">
            <text:p>26806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26826" calcext:value-type="float">
            <text:p>26826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6846" calcext:value-type="float">
            <text:p>26846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26866" calcext:value-type="float">
            <text:p>26866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26886" calcext:value-type="float">
            <text:p>26886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26906" calcext:value-type="float">
            <text:p>26906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26926" calcext:value-type="float">
            <text:p>26926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26946" calcext:value-type="float">
            <text:p>26946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26966" calcext:value-type="float">
            <text:p>26966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26986" calcext:value-type="float">
            <text:p>26986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27006" calcext:value-type="float">
            <text:p>27006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27026" calcext:value-type="float">
            <text:p>27026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27046" calcext:value-type="float">
            <text:p>27046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27066" calcext:value-type="float">
            <text:p>27066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27086" calcext:value-type="float">
            <text:p>27086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27106" calcext:value-type="float">
            <text:p>27106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27126" calcext:value-type="float">
            <text:p>27126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27146" calcext:value-type="float">
            <text:p>27146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27166" calcext:value-type="float">
            <text:p>27166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27186" calcext:value-type="float">
            <text:p>27186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27206" calcext:value-type="float">
            <text:p>27206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27226" calcext:value-type="float">
            <text:p>27226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27246" calcext:value-type="float">
            <text:p>27246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27266" calcext:value-type="float">
            <text:p>27266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27286" calcext:value-type="float">
            <text:p>27286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27306" calcext:value-type="float">
            <text:p>27306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27326" calcext:value-type="float">
            <text:p>27326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27346" calcext:value-type="float">
            <text:p>27346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27366" calcext:value-type="float">
            <text:p>27366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27386" calcext:value-type="float">
            <text:p>27386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27406" calcext:value-type="float">
            <text:p>27406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7426" calcext:value-type="float">
            <text:p>27426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7447" calcext:value-type="float">
            <text:p>27447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27467" calcext:value-type="float">
            <text:p>27467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27487" calcext:value-type="float">
            <text:p>27487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7507" calcext:value-type="float">
            <text:p>27507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7527" calcext:value-type="float">
            <text:p>27527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27547" calcext:value-type="float">
            <text:p>27547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27567" calcext:value-type="float">
            <text:p>27567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27587" calcext:value-type="float">
            <text:p>27587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27607" calcext:value-type="float">
            <text:p>27607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27627" calcext:value-type="float">
            <text:p>27627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27647" calcext:value-type="float">
            <text:p>27647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27667" calcext:value-type="float">
            <text:p>27667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27687" calcext:value-type="float">
            <text:p>27687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27707" calcext:value-type="float">
            <text:p>27707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27727" calcext:value-type="float">
            <text:p>27727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27747" calcext:value-type="float">
            <text:p>27747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27767" calcext:value-type="float">
            <text:p>27767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27787" calcext:value-type="float">
            <text:p>27787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7807" calcext:value-type="float">
            <text:p>27807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27827" calcext:value-type="float">
            <text:p>27827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27847" calcext:value-type="float">
            <text:p>27847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27867" calcext:value-type="float">
            <text:p>27867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7887" calcext:value-type="float">
            <text:p>27887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27907" calcext:value-type="float">
            <text:p>27907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7927" calcext:value-type="float">
            <text:p>27927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7947" calcext:value-type="float">
            <text:p>27947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27967" calcext:value-type="float">
            <text:p>27967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27987" calcext:value-type="float">
            <text:p>27987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28007" calcext:value-type="float">
            <text:p>28007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28027" calcext:value-type="float">
            <text:p>28027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28047" calcext:value-type="float">
            <text:p>28047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28067" calcext:value-type="float">
            <text:p>28067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28087" calcext:value-type="float">
            <text:p>28087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28107" calcext:value-type="float">
            <text:p>28107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28127" calcext:value-type="float">
            <text:p>28127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28147" calcext:value-type="float">
            <text:p>28147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28167" calcext:value-type="float">
            <text:p>28167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28187" calcext:value-type="float">
            <text:p>28187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28207" calcext:value-type="float">
            <text:p>28207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28227" calcext:value-type="float">
            <text:p>28227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28247" calcext:value-type="float">
            <text:p>28247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28267" calcext:value-type="float">
            <text:p>28267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8287" calcext:value-type="float">
            <text:p>28287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28307" calcext:value-type="float">
            <text:p>283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8327" calcext:value-type="float">
            <text:p>28327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28347" calcext:value-type="float">
            <text:p>28347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28367" calcext:value-type="float">
            <text:p>28367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28387" calcext:value-type="float">
            <text:p>28387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28408" calcext:value-type="float">
            <text:p>28408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28428" calcext:value-type="float">
            <text:p>28428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8448" calcext:value-type="float">
            <text:p>28448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28468" calcext:value-type="float">
            <text:p>28468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28488" calcext:value-type="float">
            <text:p>28488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28508" calcext:value-type="float">
            <text:p>28508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28528" calcext:value-type="float">
            <text:p>28528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28548" calcext:value-type="float">
            <text:p>28548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28568" calcext:value-type="float">
            <text:p>28568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28588" calcext:value-type="float">
            <text:p>28588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28608" calcext:value-type="float">
            <text:p>28608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28628" calcext:value-type="float">
            <text:p>28628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28648" calcext:value-type="float">
            <text:p>28648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28668" calcext:value-type="float">
            <text:p>28668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28688" calcext:value-type="float">
            <text:p>28688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8708" calcext:value-type="float">
            <text:p>28708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28728" calcext:value-type="float">
            <text:p>28728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28748" calcext:value-type="float">
            <text:p>28748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28768" calcext:value-type="float">
            <text:p>28768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8788" calcext:value-type="float">
            <text:p>28788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28808" calcext:value-type="float">
            <text:p>28808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28828" calcext:value-type="float">
            <text:p>28828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8848" calcext:value-type="float">
            <text:p>28848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28868" calcext:value-type="float">
            <text:p>28868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28888" calcext:value-type="float">
            <text:p>28888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8908" calcext:value-type="float">
            <text:p>28908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8928" calcext:value-type="float">
            <text:p>28928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28948" calcext:value-type="float">
            <text:p>28948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8968" calcext:value-type="float">
            <text:p>28968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8988" calcext:value-type="float">
            <text:p>28988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9008" calcext:value-type="float">
            <text:p>29008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29048" calcext:value-type="float">
            <text:p>29048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29068" calcext:value-type="float">
            <text:p>29068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29088" calcext:value-type="float">
            <text:p>29088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29108" calcext:value-type="float">
            <text:p>29108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29128" calcext:value-type="float">
            <text:p>29128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29148" calcext:value-type="float">
            <text:p>29148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29168" calcext:value-type="float">
            <text:p>29168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29188" calcext:value-type="float">
            <text:p>29188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29208" calcext:value-type="float">
            <text:p>29208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29228" calcext:value-type="float">
            <text:p>29228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29248" calcext:value-type="float">
            <text:p>29248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29268" calcext:value-type="float">
            <text:p>29268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29288" calcext:value-type="float">
            <text:p>29288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29308" calcext:value-type="float">
            <text:p>29308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29328" calcext:value-type="float">
            <text:p>29328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29348" calcext:value-type="float">
            <text:p>29348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29368" calcext:value-type="float">
            <text:p>29368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29388" calcext:value-type="float">
            <text:p>29388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29408" calcext:value-type="float">
            <text:p>29408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29428" calcext:value-type="float">
            <text:p>29428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29449" calcext:value-type="float">
            <text:p>29449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29469" calcext:value-type="float">
            <text:p>29469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29489" calcext:value-type="float">
            <text:p>29489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29509" calcext:value-type="float">
            <text:p>29509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29529" calcext:value-type="float">
            <text:p>29529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29549" calcext:value-type="float">
            <text:p>29549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29569" calcext:value-type="float">
            <text:p>29569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29589" calcext:value-type="float">
            <text:p>29589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29609" calcext:value-type="float">
            <text:p>29609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29629" calcext:value-type="float">
            <text:p>29629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29649" calcext:value-type="float">
            <text:p>29649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29669" calcext:value-type="float">
            <text:p>29669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29689" calcext:value-type="float">
            <text:p>29689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29709" calcext:value-type="float">
            <text:p>29709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29729" calcext:value-type="float">
            <text:p>29729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29749" calcext:value-type="float">
            <text:p>29749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29769" calcext:value-type="float">
            <text:p>29769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29789" calcext:value-type="float">
            <text:p>29789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29809" calcext:value-type="float">
            <text:p>29809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29829" calcext:value-type="float">
            <text:p>29829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29849" calcext:value-type="float">
            <text:p>29849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29869" calcext:value-type="float">
            <text:p>29869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29889" calcext:value-type="float">
            <text:p>29889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29909" calcext:value-type="float">
            <text:p>29909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29929" calcext:value-type="float">
            <text:p>29929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29949" calcext:value-type="float">
            <text:p>29949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29969" calcext:value-type="float">
            <text:p>29969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29989" calcext:value-type="float">
            <text:p>29989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30009" calcext:value-type="float">
            <text:p>30009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0029" calcext:value-type="float">
            <text:p>30029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30049" calcext:value-type="float">
            <text:p>30049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30069" calcext:value-type="float">
            <text:p>30069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0089" calcext:value-type="float">
            <text:p>30089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30109" calcext:value-type="float">
            <text:p>30109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0129" calcext:value-type="float">
            <text:p>30129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30149" calcext:value-type="float">
            <text:p>30149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30169" calcext:value-type="float">
            <text:p>30169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30189" calcext:value-type="float">
            <text:p>30189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30209" calcext:value-type="float">
            <text:p>30209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30229" calcext:value-type="float">
            <text:p>30229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30249" calcext:value-type="float">
            <text:p>30249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30269" calcext:value-type="float">
            <text:p>30269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30289" calcext:value-type="float">
            <text:p>30289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30309" calcext:value-type="float">
            <text:p>30309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30329" calcext:value-type="float">
            <text:p>30329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30349" calcext:value-type="float">
            <text:p>30349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30369" calcext:value-type="float">
            <text:p>30369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30389" calcext:value-type="float">
            <text:p>30389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30409" calcext:value-type="float">
            <text:p>30409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30429" calcext:value-type="float">
            <text:p>30429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30470" calcext:value-type="float">
            <text:p>30470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30490" calcext:value-type="float">
            <text:p>30490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string" calcext:value-type="string">
            <text:p>~.Connected.</text:p>
          </table:table-cell>
          <table:table-cell/>
        </table:table-row>
        <table:table-row table:style-name="ro1">
          <table:table-cell office:value-type="string" calcext:value-type="string">
            <text:p>Connect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connect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2T16:54:12.262680975</dc:date>
    <meta:editing-duration>PT13M58S</meta:editing-duration>
    <meta:editing-cycles>1</meta:editing-cycles>
    <meta:document-statistic meta:table-count="1" meta:cell-count="3051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temp.A2:temp.B1529" svg:x="0.32cm" svg:y="0.18cm" svg:width="12.508cm" svg:height="8.64cm">
          <chartooo:coordinate-region svg:x="1.312cm" svg:y="0.38cm" svg:width="11.05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B2:temp.B1529" chart:class="chart:scatter">
            <chart:domain table:cell-range-address="temp.A2:temp.A1529"/>
            <chart:data-point chart:repeated="15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temp.A2:temp.A1529</svg:desc>
                </draw:g>
              </table:table-cell>
              <table:table-cell office:value-type="float" office:value="3993">
                <text:p>3993</text:p>
                <draw:g>
                  <svg:desc>temp.B2:temp.B15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">
                <text:p>119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">
                <text:p>159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">
                <text:p>179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">
                <text:p>219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9">
                <text:p>239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">
                <text:p>259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9">
                <text:p>279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9">
                <text:p>319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9">
                <text:p>339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9">
                <text:p>359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9">
                <text:p>379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1">
                <text:p>132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1">
                <text:p>1361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1">
                <text:p>1381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1">
                <text:p>1401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1">
                <text:p>1421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1">
                <text:p>1441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1">
                <text:p>1461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1">
                <text:p>1481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1">
                <text:p>1501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1">
                <text:p>1521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1">
                <text:p>1541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1">
                <text:p>1561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1">
                <text:p>158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1">
                <text:p>1601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1">
                <text:p>1621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1">
                <text:p>1641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1">
                <text:p>1661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1">
                <text:p>1681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1">
                <text:p>1701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1">
                <text:p>1721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1">
                <text:p>1741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1">
                <text:p>1761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1">
                <text:p>1781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1">
                <text:p>1801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1">
                <text:p>1821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1">
                <text:p>1841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1">
                <text:p>1861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1">
                <text:p>1881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1">
                <text:p>190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1">
                <text:p>1921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1">
                <text:p>1941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1">
                <text:p>1961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1">
                <text:p>1981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1">
                <text:p>2021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1">
                <text:p>2041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1">
                <text:p>2061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1">
                <text:p>2081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1">
                <text:p>2101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1">
                <text:p>2121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1">
                <text:p>2141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1">
                <text:p>2161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1">
                <text:p>2181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1">
                <text:p>2201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1">
                <text:p>2221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1">
                <text:p>2241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1">
                <text:p>2261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1">
                <text:p>2281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1">
                <text:p>2301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1">
                <text:p>2321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1">
                <text:p>2341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1">
                <text:p>2361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1">
                <text:p>2381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2">
                <text:p>2402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2">
                <text:p>2422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2">
                <text:p>2442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2">
                <text:p>2462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2">
                <text:p>2482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2">
                <text:p>2502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2">
                <text:p>2522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2">
                <text:p>2542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2">
                <text:p>2562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2">
                <text:p>2582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2">
                <text:p>2602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2">
                <text:p>2622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2">
                <text:p>2642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2">
                <text:p>2662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2">
                <text:p>2682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2">
                <text:p>2702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2">
                <text:p>2722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2">
                <text:p>2742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2">
                <text:p>276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2">
                <text:p>278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2">
                <text:p>280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2">
                <text:p>282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2">
                <text:p>284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2">
                <text:p>286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2">
                <text:p>288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2">
                <text:p>290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2">
                <text:p>2922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2">
                <text:p>2942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2">
                <text:p>2962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2">
                <text:p>2982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2">
                <text:p>3002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2">
                <text:p>3022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2">
                <text:p>3042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2">
                <text:p>306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2">
                <text:p>3082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2">
                <text:p>3102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2">
                <text:p>3122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2">
                <text:p>3142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2">
                <text:p>3162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2">
                <text:p>318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2">
                <text:p>3202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2">
                <text:p>3222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2">
                <text:p>3242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2">
                <text:p>3262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2">
                <text:p>3282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2">
                <text:p>3302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2">
                <text:p>3322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2">
                <text:p>3342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2">
                <text:p>3362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2">
                <text:p>3382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3">
                <text:p>3403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3">
                <text:p>3423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3">
                <text:p>3443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3">
                <text:p>3463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3">
                <text:p>3483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3">
                <text:p>3503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3">
                <text:p>3523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3">
                <text:p>3543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3">
                <text:p>3563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3">
                <text:p>3583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3">
                <text:p>3603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3">
                <text:p>3623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3">
                <text:p>3643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3">
                <text:p>3663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3">
                <text:p>3683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3">
                <text:p>3703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3">
                <text:p>3723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3">
                <text:p>3743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3">
                <text:p>3763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3">
                <text:p>3783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3">
                <text:p>3803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3">
                <text:p>3823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3">
                <text:p>3843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3">
                <text:p>3863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3">
                <text:p>388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3">
                <text:p>3903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3">
                <text:p>3923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3">
                <text:p>3943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3">
                <text:p>3963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3">
                <text:p>3983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3">
                <text:p>4003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3">
                <text:p>4023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3">
                <text:p>404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3">
                <text:p>4063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3">
                <text:p>4083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3">
                <text:p>4103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3">
                <text:p>4123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3">
                <text:p>4143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3">
                <text:p>4163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3">
                <text:p>418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3">
                <text:p>4203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3">
                <text:p>4223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3">
                <text:p>4243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3">
                <text:p>4263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3">
                <text:p>4283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3">
                <text:p>4303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3">
                <text:p>4323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3">
                <text:p>4343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3">
                <text:p>4363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3">
                <text:p>4383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4">
                <text:p>4404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4">
                <text:p>4424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4">
                <text:p>4444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4">
                <text:p>4464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4">
                <text:p>4484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4">
                <text:p>4504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4">
                <text:p>4524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4">
                <text:p>4544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4">
                <text:p>4564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4">
                <text:p>4584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4">
                <text:p>4604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4">
                <text:p>4624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4">
                <text:p>4644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4">
                <text:p>46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4">
                <text:p>46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4">
                <text:p>4704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4">
                <text:p>472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4">
                <text:p>4744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4">
                <text:p>4764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4">
                <text:p>4784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4">
                <text:p>4804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4">
                <text:p>4824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4">
                <text:p>4844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4">
                <text:p>4864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4">
                <text:p>4884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4">
                <text:p>4904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4">
                <text:p>4924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4">
                <text:p>4944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4">
                <text:p>4964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4">
                <text:p>4984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4">
                <text:p>5004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4">
                <text:p>5024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4">
                <text:p>5044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4">
                <text:p>506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4">
                <text:p>5084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4">
                <text:p>5104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4">
                <text:p>5124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4">
                <text:p>5144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4">
                <text:p>5164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4">
                <text:p>5184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4">
                <text:p>5204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4">
                <text:p>5224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4">
                <text:p>524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4">
                <text:p>5264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4">
                <text:p>528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4">
                <text:p>5304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4">
                <text:p>5324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4">
                <text:p>5344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4">
                <text:p>5364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4">
                <text:p>5384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4">
                <text:p>5404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5">
                <text:p>5425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5">
                <text:p>5445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5">
                <text:p>5465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5">
                <text:p>5485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5">
                <text:p>5505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5">
                <text:p>5525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5">
                <text:p>5545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5">
                <text:p>5565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5">
                <text:p>5585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5">
                <text:p>5605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5">
                <text:p>5625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5">
                <text:p>5645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5">
                <text:p>5665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5">
                <text:p>5685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5">
                <text:p>5705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5">
                <text:p>5725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5">
                <text:p>574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5">
                <text:p>5765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5">
                <text:p>5785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5">
                <text:p>5805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5">
                <text:p>5825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5">
                <text:p>5845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5">
                <text:p>5865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5">
                <text:p>5885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5">
                <text:p>5905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5">
                <text:p>5925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5">
                <text:p>5945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5">
                <text:p>5965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5">
                <text:p>5985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5">
                <text:p>6005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5">
                <text:p>6025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5">
                <text:p>6045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5">
                <text:p>6065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5">
                <text:p>6085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5">
                <text:p>6105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5">
                <text:p>6125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5">
                <text:p>6145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5">
                <text:p>616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5">
                <text:p>6185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5">
                <text:p>6205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5">
                <text:p>6225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5">
                <text:p>6245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5">
                <text:p>6265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5">
                <text:p>6285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5">
                <text:p>6305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5">
                <text:p>6325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5">
                <text:p>634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5">
                <text:p>6365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6">
                <text:p>6386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6">
                <text:p>6406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6">
                <text:p>6426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6">
                <text:p>6446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6">
                <text:p>6466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6">
                <text:p>6486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6">
                <text:p>6506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6">
                <text:p>6526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6">
                <text:p>6546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6">
                <text:p>6566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6">
                <text:p>6586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6">
                <text:p>6606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6">
                <text:p>6626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6">
                <text:p>6646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6">
                <text:p>6666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6">
                <text:p>6686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6">
                <text:p>6706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6">
                <text:p>6726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6">
                <text:p>6746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6">
                <text:p>6766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6">
                <text:p>6786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6">
                <text:p>6806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6">
                <text:p>6826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6">
                <text:p>6846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6">
                <text:p>686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6">
                <text:p>6886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6">
                <text:p>6906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6">
                <text:p>6926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6">
                <text:p>6946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6">
                <text:p>6966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6">
                <text:p>6986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6">
                <text:p>7006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6">
                <text:p>7026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6">
                <text:p>7046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6">
                <text:p>7066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6">
                <text:p>7086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6">
                <text:p>7106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6">
                <text:p>7126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6">
                <text:p>7146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6">
                <text:p>7166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6">
                <text:p>718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6">
                <text:p>7206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6">
                <text:p>7226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6">
                <text:p>7246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6">
                <text:p>7266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6">
                <text:p>7286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6">
                <text:p>7306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6">
                <text:p>7326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6">
                <text:p>7346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6">
                <text:p>7366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6">
                <text:p>7386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6">
                <text:p>7406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7">
                <text:p>74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7">
                <text:p>74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7">
                <text:p>74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7">
                <text:p>74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7">
                <text:p>75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7">
                <text:p>75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7">
                <text:p>75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7">
                <text:p>75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7">
                <text:p>75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7">
                <text:p>76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7">
                <text:p>76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7">
                <text:p>76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7">
                <text:p>76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7">
                <text:p>76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7">
                <text:p>77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7">
                <text:p>77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7">
                <text:p>77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7">
                <text:p>77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7">
                <text:p>77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7">
                <text:p>78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7">
                <text:p>78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7">
                <text:p>78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7">
                <text:p>78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7">
                <text:p>78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7">
                <text:p>7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7">
                <text:p>79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7">
                <text:p>79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7">
                <text:p>79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7">
                <text:p>79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7">
                <text:p>80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7">
                <text:p>80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7">
                <text:p>80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7">
                <text:p>80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7">
                <text:p>80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7">
                <text:p>81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7">
                <text:p>8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7">
                <text:p>81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7">
                <text:p>81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7">
                <text:p>81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7">
                <text:p>82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7">
                <text:p>82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7">
                <text:p>82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7">
                <text:p>82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7">
                <text:p>82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7">
                <text:p>83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7">
                <text:p>83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7">
                <text:p>83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7">
                <text:p>83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7">
                <text:p>83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8">
                <text:p>84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8">
                <text:p>84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8">
                <text:p>84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8">
                <text:p>84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8">
                <text:p>84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8">
                <text:p>85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8">
                <text:p>85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8">
                <text:p>85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8">
                <text:p>85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8">
                <text:p>85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8">
                <text:p>86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8">
                <text:p>86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8">
                <text:p>86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8">
                <text:p>86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8">
                <text:p>86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8">
                <text:p>87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8">
                <text:p>87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8">
                <text:p>87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8">
                <text:p>87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8">
                <text:p>87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8">
                <text:p>88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8">
                <text:p>88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8">
                <text:p>88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8">
                <text:p>886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8">
                <text:p>88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8">
                <text:p>890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8">
                <text:p>892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8">
                <text:p>894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8">
                <text:p>89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8">
                <text:p>898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8">
                <text:p>900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8">
                <text:p>902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8">
                <text:p>90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8">
                <text:p>9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8">
                <text:p>908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8">
                <text:p>910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8">
                <text:p>912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8">
                <text:p>914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8">
                <text:p>916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8">
                <text:p>918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8">
                <text:p>920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8">
                <text:p>922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8">
                <text:p>924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8">
                <text:p>926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8">
                <text:p>928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8">
                <text:p>930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8">
                <text:p>932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8">
                <text:p>93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8">
                <text:p>936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8">
                <text:p>938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8">
                <text:p>940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8">
                <text:p>942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9">
                <text:p>944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9">
                <text:p>946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9">
                <text:p>948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9">
                <text:p>950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9">
                <text:p>952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9">
                <text:p>954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9">
                <text:p>956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9">
                <text:p>958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9">
                <text:p>960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9">
                <text:p>962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9">
                <text:p>96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9">
                <text:p>966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9">
                <text:p>968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9">
                <text:p>970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9">
                <text:p>972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9">
                <text:p>974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9">
                <text:p>976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9">
                <text:p>978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9">
                <text:p>980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9">
                <text:p>982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9">
                <text:p>984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9">
                <text:p>986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9">
                <text:p>988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9">
                <text:p>990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9">
                <text:p>992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9">
                <text:p>994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9">
                <text:p>996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9">
                <text:p>998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9">
                <text:p>1000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9">
                <text:p>1002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9">
                <text:p>1004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9">
                <text:p>1006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9">
                <text:p>1008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9">
                <text:p>1010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9">
                <text:p>1012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9">
                <text:p>1014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9">
                <text:p>1016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9">
                <text:p>1018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9">
                <text:p>1020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9">
                <text:p>1022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9">
                <text:p>1024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9">
                <text:p>1026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9">
                <text:p>1028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9">
                <text:p>10309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9">
                <text:p>10329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9">
                <text:p>1034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9">
                <text:p>1036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9">
                <text:p>1038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9">
                <text:p>1040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30">
                <text:p>1043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50">
                <text:p>1045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70">
                <text:p>1047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90">
                <text:p>1049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10">
                <text:p>1051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30">
                <text:p>1053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50">
                <text:p>1055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70">
                <text:p>1057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90">
                <text:p>1059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10">
                <text:p>1061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30">
                <text:p>1063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50">
                <text:p>1065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70">
                <text:p>1067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90">
                <text:p>1069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10">
                <text:p>1071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30">
                <text:p>1073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50">
                <text:p>1075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70">
                <text:p>1077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90">
                <text:p>107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10">
                <text:p>1081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30">
                <text:p>1083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50">
                <text:p>1085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70">
                <text:p>1087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90">
                <text:p>1089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10">
                <text:p>1091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30">
                <text:p>1093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50">
                <text:p>1095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70">
                <text:p>1097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90">
                <text:p>1099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10">
                <text:p>1101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30">
                <text:p>1103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50">
                <text:p>1105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70">
                <text:p>1107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90">
                <text:p>1109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10">
                <text:p>1111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30">
                <text:p>1113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50">
                <text:p>1115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70">
                <text:p>1117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90">
                <text:p>1119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10">
                <text:p>1121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30">
                <text:p>1123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50">
                <text:p>1125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70">
                <text:p>1127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90">
                <text:p>1129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10">
                <text:p>1131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30">
                <text:p>1133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50">
                <text:p>1135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71">
                <text:p>1137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90">
                <text:p>1139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11">
                <text:p>1141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31">
                <text:p>11431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51">
                <text:p>11451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71">
                <text:p>11471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91">
                <text:p>1149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11">
                <text:p>1151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31">
                <text:p>11531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51">
                <text:p>1155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71">
                <text:p>1157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91">
                <text:p>11591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11">
                <text:p>11611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31">
                <text:p>11631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51">
                <text:p>1165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71">
                <text:p>11671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91">
                <text:p>1169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11">
                <text:p>1171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31">
                <text:p>1173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51">
                <text:p>11751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71">
                <text:p>1177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91">
                <text:p>11791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11">
                <text:p>11811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31">
                <text:p>1183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51">
                <text:p>1185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71">
                <text:p>1187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91">
                <text:p>11891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11">
                <text:p>1191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31">
                <text:p>11931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51">
                <text:p>11951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71">
                <text:p>1197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91">
                <text:p>1199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11">
                <text:p>12011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31">
                <text:p>12031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51">
                <text:p>12051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71">
                <text:p>1207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91">
                <text:p>12091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11">
                <text:p>12111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31">
                <text:p>1213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51">
                <text:p>12151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71">
                <text:p>12171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91">
                <text:p>12191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11">
                <text:p>12211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31">
                <text:p>12231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51">
                <text:p>12251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71">
                <text:p>12271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91">
                <text:p>12291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11">
                <text:p>123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31">
                <text:p>12331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51">
                <text:p>12351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71">
                <text:p>12371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91">
                <text:p>1239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12">
                <text:p>1241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32">
                <text:p>12432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52">
                <text:p>12452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72">
                <text:p>12472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92">
                <text:p>1249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12">
                <text:p>1251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32">
                <text:p>12532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52">
                <text:p>12552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72">
                <text:p>12572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92">
                <text:p>12592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12">
                <text:p>12612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32">
                <text:p>12632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52">
                <text:p>1265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72">
                <text:p>1267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92">
                <text:p>12692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12">
                <text:p>1271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32">
                <text:p>12732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52">
                <text:p>1275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72">
                <text:p>1277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92">
                <text:p>1279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12">
                <text:p>12812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32">
                <text:p>12832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52">
                <text:p>1285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72">
                <text:p>12872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92">
                <text:p>12892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12">
                <text:p>12912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32">
                <text:p>12932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52">
                <text:p>12952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72">
                <text:p>12972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92">
                <text:p>12992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12">
                <text:p>13012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32">
                <text:p>13032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52">
                <text:p>1305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72">
                <text:p>13072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92">
                <text:p>13092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12">
                <text:p>13112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32">
                <text:p>13132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52">
                <text:p>13152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72">
                <text:p>13172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92">
                <text:p>13192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12">
                <text:p>13212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32">
                <text:p>13232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52">
                <text:p>13252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72">
                <text:p>13272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92">
                <text:p>13292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12">
                <text:p>13312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32">
                <text:p>13332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52">
                <text:p>13352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72">
                <text:p>13372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92">
                <text:p>13392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13">
                <text:p>1341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33">
                <text:p>13433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53">
                <text:p>13453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73">
                <text:p>13473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93">
                <text:p>13493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13">
                <text:p>13513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33">
                <text:p>1353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53">
                <text:p>13553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73">
                <text:p>1357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93">
                <text:p>1359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13">
                <text:p>1361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33">
                <text:p>13633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53">
                <text:p>1365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73">
                <text:p>13673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93">
                <text:p>13693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13">
                <text:p>13713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33">
                <text:p>1373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53">
                <text:p>1375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73">
                <text:p>1377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93">
                <text:p>1379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13">
                <text:p>1381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33">
                <text:p>13833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53">
                <text:p>13853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73">
                <text:p>13873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93">
                <text:p>13893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13">
                <text:p>13913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33">
                <text:p>13933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53">
                <text:p>13953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73">
                <text:p>13973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93">
                <text:p>13993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13">
                <text:p>1401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33">
                <text:p>14033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53">
                <text:p>1405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73">
                <text:p>14073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93">
                <text:p>1409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13">
                <text:p>1411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33">
                <text:p>14133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53">
                <text:p>14153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73">
                <text:p>14173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93">
                <text:p>1419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13">
                <text:p>1421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33">
                <text:p>1423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53">
                <text:p>1425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73">
                <text:p>1427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93">
                <text:p>1429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13">
                <text:p>1431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33">
                <text:p>14333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53">
                <text:p>14353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73">
                <text:p>14373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93">
                <text:p>14393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13">
                <text:p>14413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34">
                <text:p>14434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54">
                <text:p>14454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74">
                <text:p>14474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94">
                <text:p>14494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14">
                <text:p>14514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34">
                <text:p>14534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54">
                <text:p>14554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74">
                <text:p>14574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94">
                <text:p>14594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14">
                <text:p>14614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34">
                <text:p>14634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54">
                <text:p>14654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74">
                <text:p>14674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94">
                <text:p>14694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14">
                <text:p>14714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34">
                <text:p>14734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54">
                <text:p>1475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74">
                <text:p>14774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94">
                <text:p>14794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14">
                <text:p>1481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34">
                <text:p>1483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54">
                <text:p>14854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74">
                <text:p>14874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94">
                <text:p>14894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14">
                <text:p>14914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34">
                <text:p>14934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54">
                <text:p>1495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74">
                <text:p>14974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94">
                <text:p>14994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14">
                <text:p>15014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34">
                <text:p>15034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54">
                <text:p>15054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74">
                <text:p>15074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94">
                <text:p>15094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14">
                <text:p>15114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34">
                <text:p>15134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54">
                <text:p>15154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74">
                <text:p>15174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94">
                <text:p>15194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14">
                <text:p>15214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34">
                <text:p>1523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54">
                <text:p>15254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74">
                <text:p>15274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94">
                <text:p>15294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14">
                <text:p>15314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34">
                <text:p>15334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54">
                <text:p>15354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74">
                <text:p>15374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94">
                <text:p>15394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14">
                <text:p>15414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35">
                <text:p>15435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55">
                <text:p>15455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75">
                <text:p>15475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95">
                <text:p>1549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15">
                <text:p>15515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35">
                <text:p>1553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55">
                <text:p>15555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75">
                <text:p>15575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95">
                <text:p>1559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15">
                <text:p>15615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35">
                <text:p>15635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55">
                <text:p>15655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75">
                <text:p>1567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95">
                <text:p>15695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15">
                <text:p>1571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35">
                <text:p>1573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55">
                <text:p>15755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75">
                <text:p>15775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95">
                <text:p>15795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15">
                <text:p>15815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35">
                <text:p>15835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55">
                <text:p>15855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75">
                <text:p>1587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95">
                <text:p>15895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15">
                <text:p>15915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35">
                <text:p>15935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55">
                <text:p>15955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75">
                <text:p>15975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95">
                <text:p>15995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15">
                <text:p>16015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35">
                <text:p>16035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55">
                <text:p>16055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75">
                <text:p>16075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95">
                <text:p>16095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15">
                <text:p>16115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35">
                <text:p>16135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55">
                <text:p>16155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75">
                <text:p>16175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95">
                <text:p>16195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15">
                <text:p>16215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35">
                <text:p>1623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55">
                <text:p>16255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75">
                <text:p>16275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95">
                <text:p>16295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15">
                <text:p>16315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35">
                <text:p>16335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55">
                <text:p>16355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76">
                <text:p>16376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96">
                <text:p>16396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16">
                <text:p>16416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36">
                <text:p>16436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56">
                <text:p>16456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76">
                <text:p>16476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96">
                <text:p>16496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16">
                <text:p>16516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36">
                <text:p>16536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56">
                <text:p>1655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76">
                <text:p>16576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96">
                <text:p>16596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16">
                <text:p>16616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36">
                <text:p>16636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56">
                <text:p>16656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76">
                <text:p>16676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96">
                <text:p>16696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16">
                <text:p>16716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36">
                <text:p>16736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56">
                <text:p>16756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76">
                <text:p>16776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96">
                <text:p>16796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16">
                <text:p>16816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36">
                <text:p>16836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56">
                <text:p>16856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76">
                <text:p>16876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96">
                <text:p>16896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16">
                <text:p>16916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36">
                <text:p>16936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56">
                <text:p>16956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76">
                <text:p>16976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96">
                <text:p>16996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16">
                <text:p>17016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36">
                <text:p>17036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56">
                <text:p>17056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76">
                <text:p>17076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96">
                <text:p>17096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16">
                <text:p>17116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36">
                <text:p>1713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56">
                <text:p>17156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76">
                <text:p>17176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96">
                <text:p>17196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16">
                <text:p>17216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36">
                <text:p>17236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56">
                <text:p>17256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76">
                <text:p>17276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96">
                <text:p>17296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16">
                <text:p>17316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36">
                <text:p>17336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56">
                <text:p>17356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76">
                <text:p>17376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96">
                <text:p>17396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17">
                <text:p>17417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37">
                <text:p>17437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57">
                <text:p>17457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77">
                <text:p>17477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97">
                <text:p>17497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17">
                <text:p>17517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37">
                <text:p>17537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57">
                <text:p>17557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77">
                <text:p>17577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97">
                <text:p>17597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17">
                <text:p>17617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37">
                <text:p>17637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57">
                <text:p>17657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77">
                <text:p>17677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97">
                <text:p>17697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17">
                <text:p>17717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37">
                <text:p>17737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57">
                <text:p>17757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77">
                <text:p>17777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97">
                <text:p>17797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17">
                <text:p>17817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37">
                <text:p>17837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57">
                <text:p>17857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77">
                <text:p>17877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97">
                <text:p>17897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17">
                <text:p>17917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37">
                <text:p>17937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57">
                <text:p>17957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77">
                <text:p>17977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97">
                <text:p>17997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17">
                <text:p>18017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37">
                <text:p>18037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57">
                <text:p>18057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77">
                <text:p>18077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97">
                <text:p>18097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17">
                <text:p>18117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37">
                <text:p>18137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57">
                <text:p>18157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77">
                <text:p>18177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97">
                <text:p>18197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17">
                <text:p>18217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37">
                <text:p>18237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57">
                <text:p>18257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77">
                <text:p>18277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97">
                <text:p>18297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17">
                <text:p>18317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37">
                <text:p>18337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57">
                <text:p>18357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77">
                <text:p>18377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97">
                <text:p>18397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17">
                <text:p>18417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38">
                <text:p>18438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58">
                <text:p>18458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78">
                <text:p>18478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98">
                <text:p>18498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18">
                <text:p>18518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38">
                <text:p>18538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58">
                <text:p>18558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78">
                <text:p>18578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98">
                <text:p>18598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18">
                <text:p>18618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38">
                <text:p>18638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58">
                <text:p>18658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78">
                <text:p>18678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98">
                <text:p>18698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18">
                <text:p>18718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38">
                <text:p>18738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58">
                <text:p>18758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78">
                <text:p>18778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98">
                <text:p>1879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18">
                <text:p>18818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38">
                <text:p>18838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58">
                <text:p>18858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78">
                <text:p>18878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98">
                <text:p>18898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18">
                <text:p>18918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38">
                <text:p>18938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58">
                <text:p>18958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78">
                <text:p>18978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98">
                <text:p>18998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18">
                <text:p>19018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38">
                <text:p>19038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58">
                <text:p>19058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78">
                <text:p>19078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98">
                <text:p>19098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18">
                <text:p>19118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38">
                <text:p>19138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58">
                <text:p>19158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78">
                <text:p>19178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98">
                <text:p>19198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18">
                <text:p>19218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38">
                <text:p>19238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58">
                <text:p>19258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78">
                <text:p>19278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98">
                <text:p>19298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18">
                <text:p>19318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38">
                <text:p>19338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58">
                <text:p>19358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78">
                <text:p>19378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98">
                <text:p>19398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18">
                <text:p>19418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39">
                <text:p>1943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59">
                <text:p>1945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79">
                <text:p>1947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99">
                <text:p>1949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19">
                <text:p>1951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39">
                <text:p>1953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59">
                <text:p>1955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79">
                <text:p>1957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99">
                <text:p>1959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19">
                <text:p>1961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39">
                <text:p>1963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59">
                <text:p>1965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79">
                <text:p>1967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99">
                <text:p>1969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19">
                <text:p>1971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39">
                <text:p>1973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59">
                <text:p>1975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79">
                <text:p>1977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99">
                <text:p>1979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19">
                <text:p>1981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39">
                <text:p>1983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59">
                <text:p>1985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79">
                <text:p>1987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99">
                <text:p>1989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19">
                <text:p>1991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39">
                <text:p>1993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59">
                <text:p>1995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79">
                <text:p>1997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99">
                <text:p>1999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19">
                <text:p>2001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039">
                <text:p>2003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059">
                <text:p>2005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079">
                <text:p>2007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099">
                <text:p>2009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119">
                <text:p>2011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139">
                <text:p>2013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159">
                <text:p>2015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179">
                <text:p>2017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199">
                <text:p>20199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219">
                <text:p>20219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239">
                <text:p>20239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259">
                <text:p>20259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279">
                <text:p>20279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99">
                <text:p>20299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319">
                <text:p>20319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339">
                <text:p>20339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359">
                <text:p>20359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379">
                <text:p>20379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399">
                <text:p>20399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420">
                <text:p>2042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440">
                <text:p>20440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460">
                <text:p>20460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480">
                <text:p>20480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500">
                <text:p>20500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520">
                <text:p>2052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540">
                <text:p>2054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560">
                <text:p>2056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580">
                <text:p>20580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600">
                <text:p>20600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620">
                <text:p>20620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640">
                <text:p>20640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660">
                <text:p>2066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680">
                <text:p>2068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700">
                <text:p>2070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720">
                <text:p>2072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740">
                <text:p>20740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760">
                <text:p>20760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780">
                <text:p>2078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800">
                <text:p>20800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820">
                <text:p>20820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840">
                <text:p>20840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860">
                <text:p>20860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880">
                <text:p>20880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900">
                <text:p>20900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920">
                <text:p>20920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940">
                <text:p>2094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960">
                <text:p>2096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980">
                <text:p>2098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000">
                <text:p>21000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20">
                <text:p>2102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040">
                <text:p>21040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060">
                <text:p>2106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080">
                <text:p>2108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100">
                <text:p>21100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120">
                <text:p>21120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140">
                <text:p>21140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160">
                <text:p>21160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180">
                <text:p>2118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200">
                <text:p>21200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220">
                <text:p>2122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240">
                <text:p>21240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260">
                <text:p>21260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280">
                <text:p>2128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300">
                <text:p>21300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320">
                <text:p>21320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341">
                <text:p>21341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360">
                <text:p>21360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381">
                <text:p>21381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401">
                <text:p>21401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421">
                <text:p>21421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441">
                <text:p>21441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461">
                <text:p>21461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481">
                <text:p>21481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501">
                <text:p>21501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521">
                <text:p>21521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541">
                <text:p>21541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561">
                <text:p>21561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581">
                <text:p>21581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601">
                <text:p>21601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621">
                <text:p>21621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641">
                <text:p>21641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661">
                <text:p>21661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681">
                <text:p>21681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1701">
                <text:p>21701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721">
                <text:p>21721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741">
                <text:p>21741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761">
                <text:p>21761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781">
                <text:p>21781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801">
                <text:p>21801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821">
                <text:p>21821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841">
                <text:p>21841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861">
                <text:p>21861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881">
                <text:p>21881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1901">
                <text:p>21901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921">
                <text:p>21921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1941">
                <text:p>21941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1961">
                <text:p>21961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1981">
                <text:p>21981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001">
                <text:p>22001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21">
                <text:p>22021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041">
                <text:p>22041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061">
                <text:p>22061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081">
                <text:p>22081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101">
                <text:p>22101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121">
                <text:p>22121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141">
                <text:p>22141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161">
                <text:p>22161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181">
                <text:p>22181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201">
                <text:p>22201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221">
                <text:p>22221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241">
                <text:p>22241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2261">
                <text:p>22261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2281">
                <text:p>22281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301">
                <text:p>22301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2321">
                <text:p>22321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2341">
                <text:p>22341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361">
                <text:p>22361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381">
                <text:p>22381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401">
                <text:p>22401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421">
                <text:p>22421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442">
                <text:p>22442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2462">
                <text:p>22462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2482">
                <text:p>22482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2502">
                <text:p>22502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2522">
                <text:p>22522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2542">
                <text:p>22542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2562">
                <text:p>22562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2582">
                <text:p>22582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2602">
                <text:p>22602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2622">
                <text:p>22622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2642">
                <text:p>22642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2662">
                <text:p>22662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2682">
                <text:p>22682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2702">
                <text:p>22702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2722">
                <text:p>22722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2742">
                <text:p>22742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2762">
                <text:p>22762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2782">
                <text:p>22782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2802">
                <text:p>2280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822">
                <text:p>22822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2842">
                <text:p>22842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2862">
                <text:p>22862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2882">
                <text:p>22882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2902">
                <text:p>22902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2922">
                <text:p>22922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2942">
                <text:p>22942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2962">
                <text:p>22962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2982">
                <text:p>22982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002">
                <text:p>23002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22">
                <text:p>23022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042">
                <text:p>23042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062">
                <text:p>23062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082">
                <text:p>23082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102">
                <text:p>23102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122">
                <text:p>23122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142">
                <text:p>23142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162">
                <text:p>23162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182">
                <text:p>23182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202">
                <text:p>23202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222">
                <text:p>2322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242">
                <text:p>23242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262">
                <text:p>23262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282">
                <text:p>23282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302">
                <text:p>23302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322">
                <text:p>23322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342">
                <text:p>23342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362">
                <text:p>23362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382">
                <text:p>23382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402">
                <text:p>23402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423">
                <text:p>23423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443">
                <text:p>23443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463">
                <text:p>23463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483">
                <text:p>23483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503">
                <text:p>23503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523">
                <text:p>23523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543">
                <text:p>23543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563">
                <text:p>23563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583">
                <text:p>23583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603">
                <text:p>23603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623">
                <text:p>23623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643">
                <text:p>23643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663">
                <text:p>23663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683">
                <text:p>23683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703">
                <text:p>23703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723">
                <text:p>23723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743">
                <text:p>23743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763">
                <text:p>23763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783">
                <text:p>23783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803">
                <text:p>23803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823">
                <text:p>23823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843">
                <text:p>23843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863">
                <text:p>23863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883">
                <text:p>23883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903">
                <text:p>23903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923">
                <text:p>23923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943">
                <text:p>23943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963">
                <text:p>23963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983">
                <text:p>23983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03">
                <text:p>24003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23">
                <text:p>24023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043">
                <text:p>24043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063">
                <text:p>24063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083">
                <text:p>24083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103">
                <text:p>24103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123">
                <text:p>24123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143">
                <text:p>24143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163">
                <text:p>24163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183">
                <text:p>24183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203">
                <text:p>24203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223">
                <text:p>24223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243">
                <text:p>24243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263">
                <text:p>24263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283">
                <text:p>24283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303">
                <text:p>24303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323">
                <text:p>24323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343">
                <text:p>24343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363">
                <text:p>24363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383">
                <text:p>24383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403">
                <text:p>24403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423">
                <text:p>24423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444">
                <text:p>24444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464">
                <text:p>24464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484">
                <text:p>24484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504">
                <text:p>24504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524">
                <text:p>24524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544">
                <text:p>24544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564">
                <text:p>24564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584">
                <text:p>24584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604">
                <text:p>24604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624">
                <text:p>24624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644">
                <text:p>24644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664">
                <text:p>24664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684">
                <text:p>24684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704">
                <text:p>24704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724">
                <text:p>24724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744">
                <text:p>24744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764">
                <text:p>2476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784">
                <text:p>24784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4804">
                <text:p>24804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824">
                <text:p>24824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844">
                <text:p>24844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864">
                <text:p>24864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884">
                <text:p>24884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904">
                <text:p>24904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924">
                <text:p>24924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944">
                <text:p>24944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964">
                <text:p>24964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4984">
                <text:p>2498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5004">
                <text:p>25004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024">
                <text:p>25024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044">
                <text:p>25044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064">
                <text:p>25064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084">
                <text:p>25084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104">
                <text:p>25104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124">
                <text:p>25124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144">
                <text:p>25144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164">
                <text:p>25164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184">
                <text:p>25184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204">
                <text:p>25204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224">
                <text:p>25224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5244">
                <text:p>25244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5264">
                <text:p>25264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284">
                <text:p>25284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304">
                <text:p>25304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5324">
                <text:p>25324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344">
                <text:p>25344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364">
                <text:p>25364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384">
                <text:p>25384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404">
                <text:p>25404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5425">
                <text:p>25425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5445">
                <text:p>2544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5465">
                <text:p>2546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5485">
                <text:p>2548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505">
                <text:p>2550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525">
                <text:p>2552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545">
                <text:p>2554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565">
                <text:p>2556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585">
                <text:p>25585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605">
                <text:p>2560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625">
                <text:p>2562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645">
                <text:p>2564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665">
                <text:p>25665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685">
                <text:p>25685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705">
                <text:p>25705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725">
                <text:p>25725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745">
                <text:p>25745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765">
                <text:p>25765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785">
                <text:p>25785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5805">
                <text:p>25805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5825">
                <text:p>25825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5845">
                <text:p>25845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5865">
                <text:p>25865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5885">
                <text:p>25885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905">
                <text:p>25905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5925">
                <text:p>25925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945">
                <text:p>25945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5965">
                <text:p>25965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985">
                <text:p>25985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6005">
                <text:p>26005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025">
                <text:p>26025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045">
                <text:p>26045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065">
                <text:p>26065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085">
                <text:p>26085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105">
                <text:p>26105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125">
                <text:p>26125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145">
                <text:p>26145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165">
                <text:p>26165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185">
                <text:p>26185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205">
                <text:p>26205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225">
                <text:p>26225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245">
                <text:p>26245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6265">
                <text:p>26265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285">
                <text:p>26285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6305">
                <text:p>26305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325">
                <text:p>26325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6346">
                <text:p>26346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366">
                <text:p>26366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385">
                <text:p>26385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406">
                <text:p>26406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426">
                <text:p>26426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446">
                <text:p>26446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6466">
                <text:p>26466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6486">
                <text:p>26486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6506">
                <text:p>26506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6526">
                <text:p>26526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6546">
                <text:p>26546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6566">
                <text:p>26566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6586">
                <text:p>26586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6606">
                <text:p>26606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6626">
                <text:p>26626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6646">
                <text:p>26646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6666">
                <text:p>26666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6686">
                <text:p>26686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6706">
                <text:p>26706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6726">
                <text:p>26726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6746">
                <text:p>26746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766">
                <text:p>26766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786">
                <text:p>2678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6806">
                <text:p>26806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6826">
                <text:p>26826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6846">
                <text:p>2684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6866">
                <text:p>26866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6886">
                <text:p>26886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6906">
                <text:p>26906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6926">
                <text:p>26926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6946">
                <text:p>26946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6966">
                <text:p>26966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6986">
                <text:p>26986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7006">
                <text:p>27006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7026">
                <text:p>27026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7046">
                <text:p>27046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066">
                <text:p>27066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7086">
                <text:p>27086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7106">
                <text:p>27106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7126">
                <text:p>27126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7146">
                <text:p>27146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166">
                <text:p>27166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7186">
                <text:p>27186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7206">
                <text:p>2720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7226">
                <text:p>27226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7246">
                <text:p>27246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7266">
                <text:p>27266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7286">
                <text:p>27286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7306">
                <text:p>27306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7326">
                <text:p>27326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7346">
                <text:p>27346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7366">
                <text:p>27366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7386">
                <text:p>27386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7406">
                <text:p>27406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7426">
                <text:p>27426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7447">
                <text:p>27447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7467">
                <text:p>27467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7487">
                <text:p>27487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7507">
                <text:p>2750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527">
                <text:p>27527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7547">
                <text:p>27547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7567">
                <text:p>27567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7587">
                <text:p>2758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7607">
                <text:p>27607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7627">
                <text:p>27627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7647">
                <text:p>27647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7667">
                <text:p>27667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7687">
                <text:p>27687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7707">
                <text:p>27707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7727">
                <text:p>27727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7747">
                <text:p>27747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7767">
                <text:p>27767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7787">
                <text:p>27787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7807">
                <text:p>27807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7827">
                <text:p>27827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7847">
                <text:p>27847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7867">
                <text:p>27867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7887">
                <text:p>27887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7907">
                <text:p>27907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7927">
                <text:p>27927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7947">
                <text:p>27947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7967">
                <text:p>27967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7987">
                <text:p>27987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8007">
                <text:p>28007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8027">
                <text:p>28027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8047">
                <text:p>28047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067">
                <text:p>28067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087">
                <text:p>28087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107">
                <text:p>28107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127">
                <text:p>28127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8147">
                <text:p>28147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8167">
                <text:p>28167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8187">
                <text:p>28187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8207">
                <text:p>28207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8227">
                <text:p>28227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8247">
                <text:p>28247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8267">
                <text:p>28267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8287">
                <text:p>28287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307">
                <text:p>2830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8327">
                <text:p>28327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347">
                <text:p>28347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8367">
                <text:p>28367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387">
                <text:p>28387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8408">
                <text:p>28408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8428">
                <text:p>28428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448">
                <text:p>28448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468">
                <text:p>28468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8488">
                <text:p>28488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8508">
                <text:p>28508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8528">
                <text:p>28528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8548">
                <text:p>28548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8568">
                <text:p>28568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588">
                <text:p>28588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8608">
                <text:p>28608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8628">
                <text:p>28628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8648">
                <text:p>28648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8668">
                <text:p>28668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8688">
                <text:p>28688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8708">
                <text:p>28708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8728">
                <text:p>28728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8748">
                <text:p>28748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8768">
                <text:p>28768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8788">
                <text:p>28788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8808">
                <text:p>28808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8828">
                <text:p>28828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8848">
                <text:p>28848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8868">
                <text:p>28868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8888">
                <text:p>28888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8908">
                <text:p>28908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8928">
                <text:p>28928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8948">
                <text:p>28948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8968">
                <text:p>28968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8988">
                <text:p>28988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9008">
                <text:p>29008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9028">
                <text:p>2902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9048">
                <text:p>2904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9068">
                <text:p>29068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088">
                <text:p>29088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9108">
                <text:p>29108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9128">
                <text:p>29128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9148">
                <text:p>29148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9168">
                <text:p>29168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9188">
                <text:p>29188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9208">
                <text:p>29208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9228">
                <text:p>29228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9248">
                <text:p>29248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9268">
                <text:p>29268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9288">
                <text:p>29288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9308">
                <text:p>29308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9328">
                <text:p>2932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9348">
                <text:p>29348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9368">
                <text:p>29368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9388">
                <text:p>29388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9408">
                <text:p>29408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9428">
                <text:p>2942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9449">
                <text:p>29449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9469">
                <text:p>29469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9489">
                <text:p>29489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9509">
                <text:p>29509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9529">
                <text:p>29529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9549">
                <text:p>29549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9569">
                <text:p>29569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9589">
                <text:p>29589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9609">
                <text:p>29609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9629">
                <text:p>29629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9649">
                <text:p>29649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9669">
                <text:p>29669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9689">
                <text:p>29689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9709">
                <text:p>29709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9729">
                <text:p>29729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9749">
                <text:p>29749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9769">
                <text:p>29769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9789">
                <text:p>29789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9809">
                <text:p>29809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9829">
                <text:p>29829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9849">
                <text:p>29849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9869">
                <text:p>29869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9889">
                <text:p>29889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9909">
                <text:p>29909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9929">
                <text:p>29929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9949">
                <text:p>29949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9969">
                <text:p>29969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9989">
                <text:p>29989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0009">
                <text:p>30009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0029">
                <text:p>30029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0049">
                <text:p>30049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0069">
                <text:p>30069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0089">
                <text:p>30089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0109">
                <text:p>30109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0129">
                <text:p>30129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0149">
                <text:p>30149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0169">
                <text:p>30169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0189">
                <text:p>30189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0209">
                <text:p>30209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0229">
                <text:p>30229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0249">
                <text:p>30249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0269">
                <text:p>30269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0289">
                <text:p>302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0309">
                <text:p>30309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0329">
                <text:p>30329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0349">
                <text:p>30349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0369">
                <text:p>30369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0389">
                <text:p>30389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0409">
                <text:p>30409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0429">
                <text:p>30429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0450">
                <text:p>3045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0470">
                <text:p>30470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0490">
                <text:p>30490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0510">
                <text:p>30510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